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ortedHitQueue.comparatorStringLocale( final IndexReader reader , final String fieldname , final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eldSortedHitQueue.insert( Object f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ortedHitQueue.comparatorLong( final IndexReader reader , final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ortedHitQueue.comparatorString( final IndexReader reader , final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ortedHitQueue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ortedHitQueue.getCachedComparator( IndexReader reader , String field , int type , Locale locale , SortComparatorSource 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SortedHitQueue.comparatorDouble( final IndexReader reader , final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ortedHitQueue.compare( final ScoreDoc i , final ScoreDoc 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SortedHitQueue.comparatorInt( final IndexReader reader , final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ortedHitQueue.updateMaxScore( FieldDoc f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ortedHitQueue.FieldSortedHitQueue( IndexReader reader , SortField [ ] fields ,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eldSortedHitQueue.sortValue( final ScoreDoc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ortedHitQueue.insertWithOverflow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ortedHitQueue.comparatorShort( final IndexReader reader , final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ortedHitQueue.fillFields( final FieldDoc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SortedHitQueue.s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ortedHitQueue.getMax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ortedHitQueue.createValue( IndexReader reader , Object entryKe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ieldSortedHitQueue.comparatorByte( final IndexReader reader , final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ortedHitQueue.insert( FieldDoc f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ortedHitQueue.comparatorAuto( final IndexReader reader , final String field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eldSortedHitQueue.comparatorFloat( final IndexReader reader , final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ortedHitQueue.lessThan( final Object a , final Object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